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4" style:family="paragraph" style:parent-style-name="Footnote">
      <style:text-properties style:font-name="Liberation Sans" officeooo:paragraph-rsid="0f99f892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72706e"/>
    </style:style>
    <style:style style:name="P55" style:family="paragraph" style:parent-style-name="Standard">
      <style:text-properties officeooo:paragraph-rsid="0dbec325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ecd4bf5"/>
    </style:style>
    <style:style style:name="P64" style:family="paragraph" style:parent-style-name="Footnote">
      <style:text-properties officeooo:paragraph-rsid="0f025efd"/>
    </style:style>
    <style:style style:name="P65" style:family="paragraph" style:parent-style-name="Standard">
      <style:text-properties officeooo:paragraph-rsid="0f0649dd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Footnote">
      <style:text-properties officeooo:paragraph-rsid="0f051f9f"/>
    </style:style>
    <style:style style:name="P70" style:family="paragraph" style:parent-style-name="Footnote">
      <style:text-properties officeooo:paragraph-rsid="0f8706e5"/>
    </style:style>
    <style:style style:name="P71" style:family="paragraph" style:parent-style-name="Standard">
      <style:text-properties officeooo:paragraph-rsid="0f99f892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text-properties officeooo:rsid="0fde3dbd" officeooo:paragraph-rsid="0fde3dbd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c57c5b"/>
    </style:style>
    <style:style style:name="P91" style:family="paragraph" style:parent-style-name="Standard">
      <style:text-properties officeooo:paragraph-rsid="10098495"/>
    </style:style>
    <style:style style:name="P92" style:family="paragraph" style:parent-style-name="Standard">
      <style:text-properties officeooo:paragraph-rsid="100ce10d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10268e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4" style:family="text">
      <style:text-properties fo:color="#000000" loext:opacity="100%" style:font-name="Liberation Sans" fo:font-size="12pt" style:font-size-asian="12pt" style:font-size-complex="12pt"/>
    </style:style>
    <style:style style:name="T2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4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6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67" style:family="text">
      <style:text-properties style:use-window-font-color="true" loext:opacity="0%" style:font-name="Liberation Sans" officeooo:rsid="047da547"/>
    </style:style>
    <style:style style:name="T2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" fo:font-size="12pt" style:font-size-asian="12pt" style:font-size-complex="12pt"/>
    </style:style>
    <style:style style:name="T302" style:family="text">
      <style:text-properties style:use-window-font-color="true" loext:opacity="0%" style:font-name="Liberation Sans" officeooo:rsid="0efd8e5c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officeooo:rsid="04473353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officeooo:rsid="0aace3cd"/>
    </style:style>
    <style:style style:name="T308" style:family="text">
      <style:text-properties fo:font-size="10pt" style:font-size-asian="10pt" style:font-size-complex="10pt"/>
    </style:style>
    <style:style style:name="T30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3" style:family="text">
      <style:text-properties officeooo:rsid="0eef9ccc"/>
    </style:style>
    <style:style style:name="T314" style:family="text">
      <style:text-properties officeooo:rsid="0e80285f"/>
    </style:style>
    <style:style style:name="T315" style:family="text">
      <style:text-properties officeooo:rsid="0e838e2a"/>
    </style:style>
    <style:style style:name="T316" style:family="text">
      <style:text-properties officeooo:rsid="0e83c34e"/>
    </style:style>
    <style:style style:name="T3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4" style:family="text">
      <style:text-properties officeooo:rsid="0f82bd44"/>
    </style:style>
    <style:style style:name="T325" style:family="text">
      <style:text-properties officeooo:rsid="0f0ca65a"/>
    </style:style>
    <style:style style:name="T326" style:family="text">
      <style:text-properties style:font-name="Liberation Mono" fo:font-size="11pt" style:font-size-asian="11pt" style:font-size-complex="11pt"/>
    </style:style>
    <style:style style:name="T327" style:family="text">
      <style:text-properties officeooo:rsid="0fdff8ab"/>
    </style:style>
    <style:style style:name="T328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29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3"><text:span text:style-name="T208">C</text:span><text:span text:style-name="T207">hecklist voor </text:span><text:span text:style-name="T209">de installatie</text:span><text:span text:style-name="T207"> van </text:span><text:span text:style-name="T207"><text:user-field-get text:name="Distro">Debian</text:user-field-get></text:span><text:span text:style-name="T210"><text:s/></text:span><text:span text:style-name="T210"><text:user-field-get text:name="Version">12</text:user-field-get></text:span><text:span text:style-name="Strong_20_Emphasis"><text:span text:style-name="T241"><text:s/></text:span></text:span><text:span text:style-name="Strong_20_Emphasis"><text:span text:style-name="T242">LTS</text:span></text:span><text:span text:style-name="T211"><text:note text:id="ftn1" text:note-class="footnote"><text:note-citation>1</text:note-citation><text:note-body><text:p text:style-name="P24"><text:span text:style-name="T247">LTS</text:span><text:span text:style-name="T254"> </text:span><text:span text:style-name="T255">staat voor</text:span><text:span text:style-name="T256"> </text:span><text:span text:style-name="T247">Long-Term Support, langetermijnondersteuning, </text:span><text:span text:style-name="T257">en </text:span><text:span text:style-name="T259">d</text:span><text:span text:style-name="T257">eze </text:span><text:span text:style-name="T263"><text:user-field-get text:name="Distro">Debian</text:user-field-get></text:span><text:span text:style-name="T264"><text:s/></text:span><text:span text:style-name="T264"><text:user-field-get text:name="Version">12</text:user-field-get></text:span><text:span text:style-name="Strong_20_Emphasis"><text:span text:style-name="T243"><text:s/></text:span></text:span><text:span text:style-name="T257">LTS </text:span><text:span text:style-name="T260">(codenaam </text:span><text:span text:style-name="T262">bookworm</text:span><text:span text:style-name="T260">) </text:span><text:span text:style-name="T255">van</text:span><text:span text:style-name="T258"> </text:span><text:span text:style-name="T262">juni</text:span><text:span text:style-name="T251"> </text:span><text:span text:style-name="Strong_20_Emphasis"><text:span text:style-name="T152"><text:user-field-get text:name="Releaseyear">2023</text:user-field-get></text:span></text:span><text:span text:style-name="T251"><text:s/></text:span><text:span text:style-name="T247">wordt </text:span><text:span text:style-name="T252">vijf</text:span><text:span text:style-name="T247"> jaar onder</text:span><text:span text:style-name="T261">steund</text:span><text:span text:style-name="T253"> </text:span><text:span text:style-name="T247">tot </text:span><text:span text:style-name="T262">juni</text:span><text:span text:style-name="T248"> </text:span><text:span text:style-name="T247">202</text:span><text:span text:style-name="T262">8</text:span><text:span text:style-name="T249">.</text:span></text:p></text:note-body></text:note></text:span><text:span text:style-name="T212"> </text:span><text:span text:style-name="T212"><text:user-field-get text:name="Edition">server</text:user-field-get></text:span><text:span text:style-name="T213">.<text:line-break/></text:span><text:span text:style-name="T328">lopende werkzaamheden</text:span></text:p>
      <text:p text:style-name="P40"/>
      <text:p text:style-name="P39"><text:span text:style-name="T19">Vul </text:span><text:span text:style-name="T20">achter</text:span><text:span text:style-name="T13"> de </text:span><text:span text:style-name="Definition"><text:span text:style-name="T325">ONDERSTREEPTE</text:span></text:span><text:span text:style-name="T1"> </text:span><text:span text:style-name="T14">woorden</text:span><text:span text:style-name="T13"> het</text:span><text:span text:style-name="Strong_20_Emphasis"><text:span text:style-name="T323"> </text:span></text:span><text:span text:style-name="Strong_20_Emphasis"><text:span text:style-name="T322">tekstvak</text:span></text:span><text:span text:style-name="T14"> </text:span><text:span text:style-name="T19">in,</text:span><text:span text:style-name="T14"> </text:span><text:span text:style-name="T267">zie </text:span><text:span text:style-name="T302">[</text:span><text:span text:style-name="T267">toelichting</text:span><text:span text:style-name="T302">]</text:span><text:span text:style-name="T14">:</text:span></text:p>
      <text:p text:style-name="P29"><text:span text:style-name="Definition"><text:span text:style-name="T269">g</text:span></text:span><text:span text:style-name="Definition"><text:span text:style-name="T268">ebruiker</text:span></text:span><text:span text:style-name="T273"><text:tab/><text:tab/></text:span><text:span text:style-name="T301"> <text:tab/><text:tab/></text:span><draw:control text:anchor-type="as-char" svg:y="-0.429cm" draw:z-index="7" draw:name="Gebruiker" draw:style-name="gr2" draw:text-style-name="P99" svg:width="6.002cm" svg:height="0.6cm" draw:control="control8"><svg:title>Gebruiker</svg:title><svg:desc>Volledige naam, bijv. Jan Stek</svg:desc></draw:control><text:span text:style-name="T274"><text:tab/></text:span><text:span text:style-name="T275">[</text:span><text:span text:style-name="T270">volledige naam, bijv. </text:span><text:span text:style-name="T298">J</text:span><text:span text:style-name="T299">a</text:span><text:span text:style-name="T298">n </text:span><text:span text:style-name="T299">Jansen</text:span><text:span text:style-name="T300">]</text:span></text:p>
      <text:p text:style-name="Standard"><text:span text:style-name="Definition"><text:span text:style-name="T269">g</text:span></text:span><text:span text:style-name="Definition">ebruikersnaam</text:span><text:span text:style-name="T268"><text:tab/></text:span><text:span text:style-name="T268"><draw:control text:anchor-type="as-char" svg:y="-0.429cm" draw:z-index="8" draw:name="Gberuikersnaam" draw:style-name="gr2" draw:text-style-name="P99" svg:width="6.002cm" svg:height="0.6cm" draw:control="control9"><svg:title>Gebruikersnaam</svg:title><svg:desc>Korte naam, bijv. jan</svg:desc></draw:control></text:span><text:span text:style-name="T268"><text:tab/></text:span><text:span text:style-name="T7">[</text:span><text:span text:style-name="T6">korte naam, bijv. </text:span><text:span text:style-name="T232">j</text:span><text:span text:style-name="T233">a</text:span><text:span text:style-name="T232">n</text:span><text:span text:style-name="T234">]</text:span></text:p>
      <text:p text:style-name="P25"><text:span text:style-name="Definition"><text:span text:style-name="T277">c</text:span></text:span><text:span text:style-name="Definition">omputernaam</text:span><text:span text:style-name="T276"><text:tab/><text:tab/></text:span><text:span text:style-name="T274"><draw:control text:anchor-type="as-char" svg:y="-0.429cm" draw:z-index="9" draw:name="Computernaam" draw:style-name="gr2" draw:text-style-name="P99" svg:width="6.002cm" svg:height="0.6cm" draw:control="control10"><svg:title>Computernaam</svg:title><svg:desc>Unieke naam van de computer</svg:desc></draw:control></text:span><text:span text:style-name="T274"><text:tab/></text:span><text:span text:style-name="T285">[</text:span><text:span text:style-name="T281">naam van de </text:span><text:span text:style-name="T286">server</text:span><text:span text:style-name="T282">, </text:span><text:span text:style-name="T283">bijv. </text:span><text:span text:style-name="T286">sv</text:span><text:span text:style-name="T284">02</text:span><text:span text:style-name="T285">]</text:span></text:p>
      <text:p text:style-name="P25"><text:span text:style-name="Definition"><text:span text:style-name="T269">o</text:span></text:span><text:span text:style-name="Definition"><text:span text:style-name="T268">pstartmenu</text:span></text:span><text:span text:style-name="T274"><text:tab/><text:tab/><text:tab/></text:span><text:span text:style-name="T274"><draw:control text:anchor-type="as-char" svg:y="-0.429cm" draw:z-index="10" draw:name="Opstartmenu" draw:style-name="gr2" draw:text-style-name="P99" svg:width="6.002cm" svg:height="0.6cm" draw:control="control11"><svg:title>Opstartmenu</svg:title><svg:desc>Toets voor het opstartmenu ("bootmenu")</svg:desc></draw:control></text:span><text:span text:style-name="T274"><text:tab/></text:span><text:span text:style-name="T285">[</text:span><text:span text:style-name="T281">to</text:span><text:span text:style-name="T287">ets voor het opstartmedium</text:span><text:span text:style-name="T288">]</text:span></text:p>
      <text:p text:style-name="P28"><text:span text:style-name="Definition"><text:span text:style-name="T278">i</text:span></text:span><text:span text:style-name="Definition"><text:span text:style-name="T279">nstellingen</text:span></text:span><text:span text:style-name="T280"><text:tab/> <text:tab/><text:tab/></text:span><text:span text:style-name="T280"><draw:control text:anchor-type="as-char" svg:y="-0.429cm" draw:z-index="6" draw:name="Instellingen" draw:style-name="gr2" draw:text-style-name="P99" svg:width="6.002cm" svg:height="0.6cm" draw:control="control7"><svg:title>Instellingen</svg:title><svg:desc>Toets voor het BIOS/UEFI-scherm ("setup")</svg:desc></draw:control></text:span><text:span text:style-name="T280"><text:tab/></text:span><text:span text:style-name="T285">[</text:span><text:span text:style-name="T281">toets voor het UEFI-BIOS-scherm</text:span><text:span text:style-name="T285">]</text:span></text:p>
      <text:p text:style-name="P26"><text:span text:style-name="Definition"><text:span text:style-name="T291">g</text:span></text:span><text:span text:style-name="Definition"><text:span text:style-name="T290">ebruiker</text:span></text:span><text:span text:style-name="Definition"><text:span text:style-name="T292">2</text:span></text:span><text:span text:style-name="T289"><text:tab/></text:span><text:span text:style-name="T301"> <text:tab/><text:tab/></text:span><text:span text:style-name="T274"><draw:control text:anchor-type="as-char" svg:y="-0.429cm" draw:z-index="16" draw:name="Gebruiker 1" draw:style-name="gr2" draw:text-style-name="P99" svg:width="6.002cm" svg:height="0.6cm" draw:control="control17"><svg:title>Gebruiker</svg:title><svg:desc>Volledige naam, bijv. Jan Stek</svg:desc></draw:control></text:span><text:span text:style-name="T274"><text:tab/></text:span><text:span text:style-name="T275">[</text:span><text:span text:style-name="T270">volledige naam </text:span><text:span text:style-name="T271">evt. 2</text:span><text:span text:style-name="T303">e</text:span><text:span text:style-name="T271"> gebruiker</text:span><text:span text:style-name="T272">]</text:span></text:p>
      <text:p text:style-name="P63"><text:span text:style-name="Definition"><text:span text:style-name="T291">g</text:span></text:span><text:span text:style-name="Definition"><text:span text:style-name="T290">ebruikersnaam</text:span></text:span><text:span text:style-name="Definition"><text:span text:style-name="T292">2</text:span></text:span><text:span text:style-name="T290"><text:tab/></text:span><text:span text:style-name="T268"><draw:control text:anchor-type="as-char" svg:y="-0.429cm" draw:z-index="17" draw:name="Gberuikersnaam 1" draw:style-name="gr2" draw:text-style-name="P99" svg:width="6.002cm" svg:height="0.6cm" draw:control="control18"><svg:title>Gebruikersnaam</svg:title><svg:desc>Korte naam, bijv. jan</svg:desc></draw:control></text:span><text:span text:style-name="T268"><text:tab/></text:span><text:span text:style-name="T294">[</text:span><text:span text:style-name="T293">korte naam</text:span><text:span text:style-name="T295"> </text:span><text:span text:style-name="T296">evt. 2</text:span><text:span text:style-name="T304">e</text:span><text:span text:style-name="T296"> gebruiker</text:span><text:span text:style-name="T297">]</text:span></text:p>
      <text:p text:style-name="P30"><text:span text:style-name="T218">Vervang </text:span><text:span text:style-name="T223">de</text:span><text:span text:style-name="T218"> </text:span><text:span text:style-name="Definition"><text:span text:style-name="T22">ONDERSTREEPTE</text:span></text:span><text:span text:style-name="T218"> </text:span><text:span text:style-name="T219">woorden </text:span><text:span text:style-name="T218">in deze checklist door </text:span><text:span text:style-name="T223">d</text:span><text:span text:style-name="T225">i</text:span><text:span text:style-name="T223">e </text:span><text:span text:style-name="T224">in </text:span><text:span text:style-name="T225">het</text:span><text:span text:style-name="Strong_20_Emphasis"><text:span text:style-name="T51"> </text:span></text:span><text:span text:style-name="Strong_20_Emphasis"><text:span text:style-name="T80">tekstvak</text:span></text:span><text:span text:style-name="T218">.</text:span></text:p>
      <text:p text:style-name="P33"/>
      <text:p text:style-name="P33"/>
      <text:p text:style-name="P27"><text:span text:style-name="T230">Nog niet op Linux?</text:span><text:span text:style-name="T220"><text:tab/></text:span><text:span text:style-name="T226"><text:tab/></text:span><text:span text:style-name="T227">G</text:span><text:span text:style-name="T217">ebruik </text:span><text:span text:style-name="Strong_20_Emphasis"><text:span text:style-name="T231">Checklist migratie</text:span></text:span><text:span text:style-name="T21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1"> onder </text:span><text:span text:style-name="T229">Linux</text:span><text:span text:style-name="T222">.</text:span></text:p>
      <text:p text:style-name="P21"><text:span text:style-name="T205">Nieuwe installatie?</text:span><text:span text:style-name="T200"><text:tab/></text:span><text:span text:style-name="T202"></text:span><text:span text:style-name="T204"><text:tab/></text:span><text:span text:style-name="T203">B</text:span><text:span text:style-name="T200">egin bij hoofdstuk </text:span><text:span text:style-name="T205"><text:bookmark-ref text:reference-format="page" text:ref-name="__RefNumPara__4009_1271708128">2</text:bookmark-ref></text:span><text:span text:style-name="T205"><text:s text:c="2"/></text:span><text:span text:style-name="T206"><text:bookmark-ref text:reference-format="text" text:ref-name="__RefNumPara__4009_1271708128">Installatie uitvoeren</text:bookmark-ref></text:span><text:span text:style-name="T201">.</text:span></text:p>
      <text:p text:style-name="P31"><text:span text:style-name="Strong_20_Emphasis"><text:span text:style-name="T228"/></text:span></text:p>
      <text:p text:style-name="P31"><text:span text:style-name="Strong_20_Emphasis"><text:span text:style-name="T228"/></text:span></text:p>
      <text:list xml:id="list1525130512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9" draw:name="Vorm 2" draw:style-name="gr1" draw:text-style-name="P9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66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309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1" draw:name="Vorm4" draw:style-name="gr1" draw:text-style-name="P9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20" draw:name="Vorm 3" draw:style-name="gr1" draw:text-style-name="P9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5"><text:span text:style-name="Strong_20_Emphasis"><text:span text:style-name="T46">Installeer </text:span></text:span><text:span text:style-name="Strong_20_Emphasis"><text:span text:style-name="T79">pakket kz</text:span></text:span><text:span text:style-name="Strong_20_Emphasis"><text:span text:style-name="T79"><text:note text:id="ftn3" text:note-class="footnote"><text:note-citation>3</text:note-citation><text:note-body><text:p text:style-name="P68"><text:span text:style-name="T315">Debian-</text:span><text:span text:style-name="T316">p</text:span>akket kz plaatst documenten en scripts van Karel Zimmer <text:span text:style-name="T314">(zie </text:span><text:a xlink:type="simple" xlink:href="https://karelzimmer.nl/" text:style-name="Internet_20_link" text:visited-style-name="Visited_20_Internet_20_Link"><text:span text:style-name="Strong_20_Emphasis"><text:span text:style-name="T312">karelzimmer.nl</text:span></text:span></text:a><text:span text:style-name="Strong_20_Emphasis"><text:span text:style-name="T191">) </text:span></text:span>voor het installeren en beheren van Debian en op Debian gebaseerd systeem zoals Ubuntu.</text:p></text:note-body></text:note></text:span></text:span><text:span text:style-name="Strong_20_Emphasis"><text:span text:style-name="T79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6"/></text:span></text:p>
          </table:table-cell>
          <table:table-cell table:style-name="_31_._5f_Installatie_5f_voorbereiden.D4" office:value-type="string">
            <text:p text:style-name="P55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86">twee</text:span></text:span><text:span text:style-name="Strong_20_Emphasis"><text:span text:style-name="T59">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5" office:value-type="string">
            <text:p text:style-name="P72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7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21" draw:name="Vorm 6" draw:style-name="gr1" draw:text-style-name="P98" svg:width="0.35cm" svg:height="0.35cm" draw:control="control22"/></text:span></text:span></text:p>
          </table:table-cell>
          <table:table-cell table:style-name="_31_._5f_Installatie_5f_voorbereiden.D9" office:value-type="string">
            <text:p text:style-name="P53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0" office:value-type="string">
            <text:p text:style-name="P91"><text:span text:style-name="Strong_20_Emphasis"><text:span text:style-name="T87">Typ</text:span></text:span><text:span text:style-name="Strong_20_Emphasis"><text:span text:style-name="T53"> de</text:span></text:span><text:span text:style-name="Strong_20_Emphasis"><text:span text:style-name="T58">z</text:span></text:span><text:span text:style-name="Strong_20_Emphasis"><text:span text:style-name="T53">e opdracht,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0" office:value-type="string">
            <text:p text:style-name="P91"><text:span text:style-name="User_20_Entry"><text:span text:style-name="T25">kz </text:span></text:span><text:span text:style-name="User_20_Entry"><text:span text:style-name="T26">menu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2"><text:span text:style-name="Strong_20_Emphasis"><text:span text:style-name="T63">K</text:span></text:span><text:span text:style-name="Strong_20_Emphasis"><text:span text:style-name="T64">ie</text:span></text:span><text:span text:style-name="Strong_20_Emphasis"><text:span text:style-name="T65">s</text:span></text:span><text:span text:style-name="Strong_20_Emphasis"><text:span text:style-name="T61"> </text:span></text:span><text:span text:style-name="Strong_20_Emphasis"><text:span text:style-name="T118">1</text:span></text:span><text:span text:style-name="Strong_20_Emphasis"><text:span text:style-name="T66">,</text:span></text:span><text:span text:style-name="Strong_20_Emphasis"><text:span text:style-name="T81"> </text:span></text:span><text:span text:style-name="Strong_20_Emphasis"><text:span text:style-name="T53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3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7"/>
      <text:list xml:id="list102330089101326"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2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244">Start de computer op vanaf </text:span><text:span text:style-name="T245">een </text:span><text:span text:style-name="T238"><text:user-field-get text:name="Distro">Debian</text:user-field-get></text:span><text:span text:style-name="T239"><text:s/></text:span><text:span text:style-name="T239"><text:user-field-get text:name="Version">12</text:user-field-get></text:span><text:span text:style-name="Strong_20_Emphasis"><text:span text:style-name="T236"><text:s/></text:span></text:span><text:span text:style-name="T246">Live</text:span><text:span text:style-name="T130"><text:note text:id="ftn4" text:note-class="footnote"><text:note-citation>1</text:note-citation><text:note-body><text:p text:style-name="P24"><text:span text:style-name="T305">Vanaf ee</text:span>n Live <text:span text:style-name="T324">usb</text:span><text:span text:style-name="T307">-stick </text:span><text:span text:style-name="T313">(</text:span><text:span text:style-name="T307">of </text:span><text:span text:style-name="T313">dvd</text:span><text:span text:style-name="T250">)</text:span><text:span text:style-name="T308"> </text:span>kunt <text:span text:style-name="T305">u opstarten en</text:span> met <text:span text:style-name="T265"><text:user-field-get text:name="Distro">Debian</text:user-field-get></text:span><text:span text:style-name="T266"><text:s/></text:span>werken zonder deze te installeren.</text:p></text:note-body></text:note></text:span><text:span text:style-name="T129"> </text:span><text:span text:style-name="T134">usb</text:span><text:span text:style-name="T131">-stick</text:span><text:span text:style-name="T131"><text:note text:id="ftn5" text:note-class="footnote"><text:note-citation>2</text:note-citation><text:note-body><text:p text:style-name="P70"><text:span text:style-name="T15">D</text:span><text:span text:style-name="Strong_20_Emphasis"><text:span text:style-name="T139">ow</text:span></text:span><text:span text:style-name="Strong_20_Emphasis"><text:span text:style-name="T140">nload </text:span></text:span><text:span text:style-name="Strong_20_Emphasis"><text:span text:style-name="T137">e</text:span></text:span><text:span text:style-name="Strong_20_Emphasis"><text:span text:style-name="T141">e</text:span></text:span><text:span text:style-name="Strong_20_Emphasis"><text:span text:style-name="T142">n</text:span></text:span><text:span text:style-name="Strong_20_Emphasis"><text:span text:style-name="T165"> </text:span></text:span><text:span text:style-name="Strong_20_Emphasis"><text:span text:style-name="T194">cd</text:span></text:span><text:span text:style-name="Strong_20_Emphasis"><text:span text:style-name="T188">-beeldbestand</text:span></text:span><text:span text:style-name="Strong_20_Emphasis"><text:span text:style-name="T140"> </text:span></text:span><text:span text:style-name="Strong_20_Emphasis"><text:span text:style-name="T150">(.iso) </text:span></text:span><text:span text:style-name="Strong_20_Emphasis"><text:span text:style-name="T143">v</text:span></text:span><text:span text:style-name="Strong_20_Emphasis"><text:span text:style-name="T144">anaf</text:span></text:span><text:span text:style-name="Strong_20_Emphasis"><text:span text:style-name="T145"> </text:span></text:span><text:a xlink:type="simple" xlink:href="https://www.debian.org/CD/live/" text:style-name="Internet_20_link" text:visited-style-name="Visited_20_Internet_20_Link"><text:span text:style-name="Strong_20_Emphasis"><text:span text:style-name="T310">debian.org/cd/live</text:span></text:span></text:a><text:span text:style-name="Strong_20_Emphasis"><text:span text:style-name="T145">, </text:span></text:span><text:span text:style-name="Strong_20_Emphasis"><text:span text:style-name="T151">klik onder </text:span></text:span><text:span text:style-name="Strong_20_Emphasis"><text:span text:style-name="T156">DVD/USB</text:span></text:span><text:span text:style-name="Strong_20_Emphasis"><text:span text:style-name="T151"> op </text:span></text:span><text:span text:style-name="Strong_20_Emphasis"><text:span text:style-name="T156">amd64</text:span></text:span><text:span text:style-name="Strong_20_Emphasis"><text:span text:style-name="T151">.</text:span></text:span><text:span text:style-name="Strong_20_Emphasis"><text:span text:style-name="T145"><text:line-break/></text:span></text:span><text:span text:style-name="Strong_20_Emphasis"><text:span text:style-name="T148">K</text:span></text:span><text:span text:style-name="Strong_20_Emphasis"><text:span text:style-name="T149">lik op</text:span></text:span><text:span text:style-name="Strong_20_Emphasis"><text:span text:style-name="T146"> </text:span></text:span><text:span text:style-name="T153">debian-live-1</text:span><text:span text:style-name="T156">2</text:span><text:span text:style-name="T153">.</text:span><text:span text:style-name="T157">x</text:span><text:span text:style-name="T153">.</text:span><text:span text:style-name="T157">y</text:span><text:span text:style-name="T154">-</text:span><text:span text:style-name="T153">amd64-</text:span><text:span text:style-name="T154">gnome</text:span><text:span text:style-name="T155">.iso</text:span><text:span text:style-name="Strong_20_Emphasis"><text:span text:style-name="T140">.<text:line-break/></text:span></text:span><text:span text:style-name="Strong_20_Emphasis"><text:span text:style-name="T14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4"><text:span text:style-name="T15"><text:tab/></text:span><text:span text:style-name="Strong_20_Emphasis"><text:span text:style-name="T176">Zoek</text:span></text:span><text:span text:style-name="Strong_20_Emphasis"><text:span text:style-name="T177"> </text:span></text:span><text:span text:style-name="Strong_20_Emphasis"><text:span text:style-name="T196">s</text:span></text:span><text:span text:style-name="Strong_20_Emphasis"><text:span text:style-name="T197">ch</text:span></text:span><text:span text:style-name="Strong_20_Emphasis"><text:span text:style-name="T177"> en klik op het pictogram van</text:span></text:span><text:span text:style-name="Strong_20_Emphasis"><text:span text:style-name="T178"> </text:span></text:span><text:span text:style-name="Strong_20_Emphasis"><text:span text:style-name="T199">Schijven</text:span></text:span><text:span text:style-name="Strong_20_Emphasis"><text:span text:style-name="T179">. Selecteer de </text:span></text:span><text:span text:style-name="Strong_20_Emphasis"><text:span text:style-name="T195">usb</text:span></text:span><text:span text:style-name="Strong_20_Emphasis"><text:span text:style-name="T179">-stick in de lijst van schijven aan de linkerkant en klik rechtsboven op </text:span></text:span><text:span text:style-name="Strong_20_Emphasis"><text:span text:style-name="T198">Schijfinstellingen</text:span></text:span><text:span text:style-name="Strong_20_Emphasis"><text:span text:style-name="T179"> </text:span></text:span><text:span text:style-name="Strong_20_Emphasis"><text:span text:style-name="T198">⋮</text:span></text:span><text:span text:style-name="Strong_20_Emphasis"><text:span text:style-name="T179"> (icoontje met de drie puntjes).</text:span></text:span></text:p><text:p text:style-name="P69"><text:span text:style-name="Strong_20_Emphasis"><text:span text:style-name="T179"><text:tab/>Kies </text:span></text:span><text:span text:style-name="Strong_20_Emphasis"><text:span text:style-name="T198">Schijfkopie terugzetten</text:span></text:span><text:span text:style-name="Strong_20_Emphasis"><text:span text:style-name="T179"> en selecteer </text:span></text:span><text:span text:style-name="Strong_20_Emphasis"><text:span text:style-name="T190">het net</text:span></text:span><text:span text:style-name="Strong_20_Emphasis"><text:span text:style-name="T188"> gedownloade </text:span></text:span><text:span text:style-name="Strong_20_Emphasis"><text:span text:style-name="T194">cd</text:span></text:span><text:span text:style-name="Strong_20_Emphasis"><text:span text:style-name="T188">-beeldbestand </text:span></text:span><text:span text:style-name="Strong_20_Emphasis"><text:span text:style-name="T189">(.iso)</text:span></text:span><text:span text:style-name="Strong_20_Emphasis"><text:span text:style-name="T188">.</text:span></text:span></text:p><text:p text:style-name="P64"><text:span text:style-name="Strong_20_Emphasis"><text:span text:style-name="T179"><text:tab/>Klik op </text:span></text:span><text:span text:style-name="Strong_20_Emphasis"><text:span text:style-name="T198">Terugzetten starten</text:span></text:span><text:span text:style-name="Strong_20_Emphasis"><text:span text:style-name="T179"> en vervolgens op </text:span></text:span><text:span text:style-name="Strong_20_Emphasis"><text:span text:style-name="T198">Terugzetten</text:span></text:span><text:span text:style-name="Strong_20_Emphasis"><text:span text:style-name="T180">.<text:line-break/></text:span></text:span><text:span text:style-name="Strong_20_Emphasis"><text:span text:style-name="T192">O</text:span></text:span><text:span text:style-name="Strong_20_Emphasis"><text:span text:style-name="T181">f </text:span></text:span><text:span text:style-name="Strong_20_Emphasis"><text:span text:style-name="T182">gebruik </text:span></text:span><text:span text:style-name="Strong_20_Emphasis"><text:span text:style-name="T183">het programma </text:span></text:span><text:span text:style-name="Strong_20_Emphasis"><text:span text:style-name="T167">Etche</text:span></text:span><text:span text:style-name="Strong_20_Emphasis"><text:span text:style-name="T168">r</text:span></text:span><text:span text:style-name="Strong_20_Emphasis"><text:span text:style-name="T183"> </text:span></text:span><text:span text:style-name="Strong_20_Emphasis"><text:span text:style-name="T184">(</text:span></text:span><text:a xlink:type="simple" xlink:href="https://www.balena.io/etcher/" text:style-name="Internet_20_link" text:visited-style-name="Visited_20_Internet_20_Link"><text:span text:style-name="Strong_20_Emphasis"><text:span text:style-name="T311">etcher.io</text:span></text:span></text:a><text:span text:style-name="Strong_20_Emphasis"><text:span text:style-name="T184">) </text:span></text:span><text:span text:style-name="Strong_20_Emphasis"><text:span text:style-name="T193">dat </text:span></text:span><text:span text:style-name="Strong_20_Emphasis"><text:span text:style-name="T181">beschikbaar </text:span></text:span><text:span text:style-name="Strong_20_Emphasis"><text:span text:style-name="T193">is </text:span></text:span><text:span text:style-name="Strong_20_Emphasis"><text:span text:style-name="T181">voor </text:span></text:span><text:span text:style-name="Strong_20_Emphasis"><text:span text:style-name="T179">Windows, </text:span></text:span><text:span text:style-name="Strong_20_Emphasis"><text:span text:style-name="T185">mac</text:span></text:span><text:span text:style-name="Strong_20_Emphasis"><text:span text:style-name="T186">OS</text:span></text:span><text:span text:style-name="Strong_20_Emphasis"><text:span text:style-name="T183">, </text:span></text:span><text:span text:style-name="Strong_20_Emphasis"><text:span text:style-name="T184">en </text:span></text:span><text:span text:style-name="Strong_20_Emphasis"><text:span text:style-name="T183">Linux</text:span></text:span><text:span text:style-name="Strong_20_Emphasis"><text:span text:style-name="T187">.</text:span></text:span></text:p></text:note-body></text:note></text:span><text:span text:style-name="T129"> </text:span><text:span text:style-name="T135">of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90"><text:span text:style-name="T132">Opstart/</text:span><text:span text:style-name="T133">bootmenu</text:span><text:span text:style-name="T132"> </text:span><text:span text:style-name="T129">via </text:span><text:span text:style-name="Definition"><text:span text:style-name="T5">opstartmenu</text:span></text:span><text:span text:style-name="T129"> </text:span><text:span text:style-name="T136">en </text:span><text:span text:style-name="T132">instellingen/</text:span><text:span text:style-name="T133">setup</text:span><text:span text:style-name="T129"> via </text:span><text:span text:style-name="Definition"><text:span text:style-name="T5">instellingen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6"><text:span text:style-name="Strong_20_Emphasis"><text:span text:style-name="T96">D</text:span></text:span><text:span text:style-name="Strong_20_Emphasis"><text:span text:style-name="T93">ruk op de </text:span></text:span><text:span text:style-name="Strong_20_Emphasis"><text:span text:style-name="T94">Enter</text:span></text:span><text:span text:style-name="Strong_20_Emphasis"><text:span text:style-name="T93">-toets </text:span></text:span><text:span text:style-name="Strong_20_Emphasis"><text:span text:style-name="T96">(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96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4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6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92"><draw:control text:anchor-type="as-char" draw:z-index="13" draw:name="Vorm13_1" draw:style-name="gr1" draw:text-style-name="P98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89"><text:span text:style-name="Strong_20_Emphasis"><text:span text:style-name="T38">Start de installatie</text:span></text:span><text:span text:style-name="Strong_20_Emphasis"><text:span text:style-name="T98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68">klik op </text:span></text:span><text:span text:style-name="Strong_20_Emphasis"><text:span text:style-name="T102">Activities</text:span></text:span><text:span text:style-name="Strong_20_Emphasis"><text:span text:style-name="T68"> en </text:span></text:span><text:span text:style-name="Strong_20_Emphasis"><text:span text:style-name="T69">een </text:span></text:span><text:span text:style-name="Strong_20_Emphasis"><text:span text:style-name="T68">klik op</text:span></text:span><text:span text:style-name="Strong_20_Emphasis"><text:span text:style-name="T70"> </text:span></text:span><text:span text:style-name="Strong_20_Emphasis"><text:span text:style-name="T103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85"><text:span text:style-name="T327">Indien</text:span> gevraagd, typ wachtwoord <text:span text:style-name="T326">live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4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2"><draw:control text:anchor-type="as-char" draw:z-index="18" draw:name="Vorm13_ 1" draw:style-name="gr1" draw:text-style-name="P98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88"><text:span text:style-name="Strong_20_Emphasis"><text:span text:style-name="T38">Bij </text:span></text:span><text:span text:style-name="Strong_20_Emphasis"><text:span text:style-name="T110">Welcome</text:span></text:span><text:span text:style-name="Strong_20_Emphasis"><text:span text:style-name="T38"> kies </text:span></text:span><text:span text:style-name="Strong_20_Emphasis"><text:span text:style-name="T110">Nederlands</text:span></text:span><text:span text:style-name="Strong_20_Emphasis"><text:span text:style-name="T38"> en klik op </text:span></text:span><text:span text:style-name="Strong_20_Emphasis"><text:span text:style-name="T110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06">Locatie</text:span> kies bij <text:span text:style-name="T306">Regio</text:span> voor <text:span text:style-name="T306">Europa</text:span> en klik op <text:span text:style-name="T306">Volgende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06">Toetsenbord</text:span> kies <text:span text:style-name="T306">English (US)</text:span> en klik op <text:span text:style-name="T306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2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87"><text:span text:style-name="Strong_20_Emphasis"><text:span text:style-name="T95">Bij </text:span></text:span><text:span text:style-name="Strong_20_Emphasis"><text:span text:style-name="T107">Gebruikers</text:span></text:span><text:span text:style-name="Strong_20_Emphasis"><text:span text:style-name="T95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7" office:value-type="string">
            <text:p text:style-name="P86"><text:span text:style-name="Strong_20_Emphasis"><text:span text:style-name="T97">V</text:span></text:span><text:span text:style-name="Strong_20_Emphasis"><text:span text:style-name="T95">ul in </text:span></text:span><text:span text:style-name="Strong_20_Emphasis"><text:span text:style-name="T111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89">,</text:span></text:span><text:span text:style-name="Strong_20_Emphasis"><text:span text:style-name="T90"><text:line-break/></text:span></text:span><text:span text:style-name="Strong_20_Emphasis"><text:span text:style-name="T111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6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13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0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14">V</text:span></text:span><text:span text:style-name="Strong_20_Emphasis"><text:span text:style-name="T115">olgende</text:span></text:span><text:span text:style-name="Strong_20_Emphasis"><text:span text:style-name="T37">.</text:span></text:span></text:p>
          </table:table-cell>
        </table:table-row>
      </table:table>
      <text:p text:style-name="P48"><text:span text:style-name="Strong_20_Emphasis"><text:span text:style-name="T99"/></text:span></text:p>
      <text:list xml:id="list102328723543781" text:continue-numbering="true" text:style-name="L1">
        <text:list-item>
          <text:p text:style-name="P97"><text:span text:style-name="Strong_20_Emphasis"><text:span text:style-name="T123">Installatie </text:span></text:span><text:span text:style-name="Strong_20_Emphasis"><text:span text:style-name="T124">afronden</text:span></text:span></text:p>
        </text:list-item>
      </text:list>
      <text:p text:style-name="P49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2"><draw:control text:anchor-type="as-char" draw:z-index="4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1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2"><draw:control text:anchor-type="as-char" draw:z-index="12" draw:name="Vorm4_1" draw:style-name="gr1" draw:text-style-name="P98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46">Installeer </text:span></text:span><text:span text:style-name="Strong_20_Emphasis"><text:span text:style-name="T79">pakket kz</text:span></text:span><text:span text:style-name="Strong_20_Emphasis"><text:span text:style-name="T79"><text:note text:id="ftn6" text:note-class="footnote"><text:note-citation>1</text:note-citation><text:note-body><text:p text:style-name="P66"><text:span text:style-name="T315">Debian-</text:span><text:span text:style-name="T316">p</text:span>akket kz plaatst documenten en scripts van Karel Zimmer <text:span text:style-name="T314">(zie </text:span><text:a xlink:type="simple" xlink:href="https://karelzimmer.nl/" text:style-name="Internet_20_link" text:visited-style-name="Visited_20_Internet_20_Link"><text:span text:style-name="Strong_20_Emphasis"><text:span text:style-name="T312">karelzimmer.nl</text:span></text:span></text:a><text:span text:style-name="Strong_20_Emphasis"><text:span text:style-name="T191">) </text:span></text:span>voor het installeren en beheren van Debian en op Debian gebaseerd systeem zoals Ubuntu..</text:p></text:note-body></text:note></text:span></text:span><text:span text:style-name="Strong_20_Emphasis"><text:span text:style-name="T79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6"/></text:span></text:p>
          </table:table-cell>
          <table:table-cell table:style-name="_33_._5f_Installatie_5f_afronden.C6" office:value-type="string">
            <text:p text:style-name="P54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1">z</text:span></text:span><text:span text:style-name="Strong_20_Emphasis"><text:span text:style-name="T72">e</text:span></text:span><text:span text:style-name="Strong_20_Emphasis"><text:span text:style-name="T53"> </text:span></text:span><text:span text:style-name="Strong_20_Emphasis"><text:span text:style-name="T88">twee</text:span></text:span><text:span text:style-name="Strong_20_Emphasis"><text:span text:style-name="T59">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7" office:value-type="string">
            <text:p text:style-name="P72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9" office:value-type="string">
            <text:p text:style-name="P56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2"><draw:control text:anchor-type="as-char" draw:z-index="5" draw:name="Vorm33" draw:style-name="gr1" draw:text-style-name="P98" svg:width="0.35cm" svg:height="0.35cm" draw:control="control6"/></text:span></text:span></text:p>
          </table:table-cell>
          <table:table-cell table:style-name="_33_._5f_Installatie_5f_afronden.C11" office:value-type="string">
            <text:p text:style-name="P52"><text:span text:style-name="Strong_20_Emphasis"><text:span text:style-name="T73">Rond de</text:span></text:span><text:span text:style-name="Strong_20_Emphasis"><text:span text:style-name="T74"> installatie </text:span></text:span><text:span text:style-name="Strong_20_Emphasis"><text:span text:style-name="T73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2" office:value-type="string">
            <text:p text:style-name="P91"><text:span text:style-name="Strong_20_Emphasis"><text:span text:style-name="T87">Typ</text:span></text:span><text:span text:style-name="Strong_20_Emphasis"><text:span text:style-name="T53"> de</text:span></text:span><text:span text:style-name="Strong_20_Emphasis"><text:span text:style-name="T58">z</text:span></text:span><text:span text:style-name="Strong_20_Emphasis"><text:span text:style-name="T53">e opdracht,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3" office:value-type="string">
            <text:p text:style-name="P91"><text:span text:style-name="User_20_Entry"><text:span text:style-name="T25">kz </text:span></text:span><text:span text:style-name="User_20_Entry"><text:span text:style-name="T26">menu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6"/></text:span></text:p>
          </table:table-cell>
          <table:table-cell table:style-name="_33_._5f_Installatie_5f_afronden.C13" office:value-type="string">
            <text:p text:style-name="P92"><text:span text:style-name="Strong_20_Emphasis"><text:span text:style-name="T66">K</text:span></text:span><text:span text:style-name="Strong_20_Emphasis"><text:span text:style-name="T64">ie</text:span></text:span><text:span text:style-name="Strong_20_Emphasis"><text:span text:style-name="T65">s </text:span></text:span><text:span text:style-name="Strong_20_Emphasis"><text:span text:style-name="T119">3 </text:span></text:span><text:span text:style-name="Strong_20_Emphasis"><text:span text:style-name="T120">Installatie</text:span></text:span><text:span text:style-name="Strong_20_Emphasis"><text:span text:style-name="T121"> </text:span></text:span><text:span text:style-name="Strong_20_Emphasis"><text:span text:style-name="T122">afronden</text:span></text:span><text:span text:style-name="Strong_20_Emphasis"><text:span text:style-name="T66">,</text:span></text:span><text:span text:style-name="Strong_20_Emphasis"><text:span text:style-name="T81"> </text:span></text:span><text:span text:style-name="Strong_20_Emphasis"><text:span text:style-name="T53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5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9"><text:span text:style-name="Strong_20_Emphasis"><text:span text:style-name="T45"><text:tab/></text:span></text:span></text:p>
      <text:p text:style-name="P50"><text:span text:style-name="Strong_20_Emphasis"><text:span text:style-name="T61"><text:tab/></text:span></text:span></text:p>
      <text:list xml:id="list102328367186966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14" draw:name="Vorm36_0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22" draw:name="Vorm36_ 1" draw:style-name="gr1" draw:text-style-name="P98" svg:width="0.35cm" svg:height="0.35cm" draw:control="control23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7" text:note-class="footnote"><text:note-citation>1</text:note-citation><text:note-body><text:p text:style-name="P61"><text:span text:style-name="User_20_Entry"><text:span text:style-name="T138">E</text:span></text:span><text:span text:style-name="User_20_Entry"><text:span text:style-name="T158">v</text:span></text:span><text:span text:style-name="User_20_Entry"><text:span text:style-name="T159">en</text:span></text:span><text:span text:style-name="User_20_Entry"><text:span text:style-name="T161">t</text:span></text:span><text:span text:style-name="User_20_Entry"><text:span text:style-name="T162">uele </text:span></text:span><text:span text:style-name="User_20_Entry"><text:span text:style-name="T163">extra </text:span></text:span><text:span text:style-name="Definition"><text:span text:style-name="T309">gebruiker</text:span></text:span><text:span text:style-name="User_20_Entry"><text:span text:style-name="T163">s aanmelden </text:span></text:span><text:span text:style-name="User_20_Entry"><text:span text:style-name="T164">en dezelfde stappen uitvoeren</text:span></text:span><text:span text:style-name="User_20_Entry"><text:span text:style-name="T160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2"><draw:control text:anchor-type="as-char" draw:z-index="15" draw:name="Vorm36_2" draw:style-name="gr1" draw:text-style-name="P98" svg:width="0.35cm" svg:height="0.35cm" draw:control="control16"/></text:span></text:span></text:p>
          </table:table-cell>
          <table:table-cell table:style-name="Tabel2.A1" office:value-type="string">
            <text:p text:style-name="P84"><text:span text:style-name="Strong_20_Emphasis"><text:span text:style-name="T92"><draw:control text:anchor-type="as-char" draw:z-index="23" draw:name="Vorm36_ 2" draw:style-name="gr1" draw:text-style-name="P98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75">R</text:span></text:span><text:span text:style-name="Strong_20_Emphasis"><text:span text:style-name="T76">icht </text:span></text:span><text:span text:style-name="Strong_20_Emphasis"><text:span text:style-name="T77">de </text:span></text:span><text:span text:style-name="Strong_20_Emphasis"><text:span text:style-name="T82">gebruiker</text:span></text:span><text:span text:style-name="Strong_20_Emphasis"><text:span text:style-name="T76"> </text:span></text:span><text:span text:style-name="Strong_20_Emphasis"><text:span text:style-name="T78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7"><text:span text:style-name="Strong_20_Emphasis"><text:span text:style-name="T84">T</text:span></text:span><text:span text:style-name="Strong_20_Emphasis"><text:span text:style-name="T52">yp </text:span></text:span><text:span text:style-name="Strong_20_Emphasis"><text:span text:style-name="T104">men</text:span></text:span><text:span text:style-name="Strong_20_Emphasis"><text:span text:style-name="T101">u</text:span></text:span><text:span text:style-name="Strong_20_Emphasis"><text:span text:style-name="T51"> </text:span></text:span><text:span text:style-name="Strong_20_Emphasis"><text:span text:style-name="T85">(d</text:span></text:span><text:span text:style-name="Strong_20_Emphasis"><text:span text:style-name="T83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2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3"><text:span text:style-name="T214">De </text:span><text:span text:style-name="T215">Super</text:span><text:span text:style-name="T214">-toets is de Windows-toets, Command-toets </text:span><text:span text:style-name="T216">(Apple)</text:span><text:span text:style-name="T214">, of Vergrootglas-toets </text:span><text:span text:style-name="T216">(Chromebook)</text:span><text:span text:style-name="T214">.</text:span></text:p></text:note-body></text:note></text:span></text:span><text:span text:style-name="Strong_20_Emphasis"><text:span text:style-name="T56"> </text:span></text:span><text:span text:style-name="Strong_20_Emphasis"><text:span text:style-name="T85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3"><text:span text:style-name="Strong_20_Emphasis"><text:span text:style-name="T66">K</text:span></text:span><text:span text:style-name="Strong_20_Emphasis"><text:span text:style-name="T64">ie</text:span></text:span><text:span text:style-name="Strong_20_Emphasis"><text:span text:style-name="T65">s </text:span></text:span><text:span text:style-name="Strong_20_Emphasis"><text:span text:style-name="T119">4 </text:span></text:span><text:span text:style-name="Strong_20_Emphasis"><text:span text:style-name="T105">Gebruiker inrichten</text:span></text:span><text:span text:style-name="Strong_20_Emphasis"><text:span text:style-name="T66"> </text:span></text:span><text:span text:style-name="Strong_20_Emphasis"><text:span text:style-name="T67">en </text:span></text:span><text:span text:style-name="Strong_20_Emphasis"><text:span text:style-name="T81">klik op </text:span></text:span><text:span text:style-name="Strong_20_Emphasis"><text:span text:style-name="T106">Verder</text:span></text:span><text:span text:style-name="Strong_20_Emphasis"><text:span text:style-name="T8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0"/>
      <text:p text:style-name="P6"/>
      <text:p text:style-name="P71"><text:span text:style-name="T125">E</text:span><text:span text:style-name="T126">inde c</text:span><text:span text:style-name="T127">hecklist, </text:span><text:span text:style-name="T128">d</text:span><text:span text:style-name="T127">e</text:span><text:span text:style-name="T235"> installatie van </text:span><text:span text:style-name="T235"><text:user-field-get text:name="Distro">Debian</text:user-field-get></text:span><text:span text:style-name="T239"><text:s/></text:span><text:span text:style-name="T239"><text:user-field-get text:name="Version">12</text:user-field-get></text:span><text:span text:style-name="Strong_20_Emphasis"><text:span text:style-name="T236"><text:s/></text:span></text:span><text:span text:style-name="Strong_20_Emphasis"><text:span text:style-name="T237">LTS </text:span></text:span><text:span text:style-name="Strong_20_Emphasis"><text:span text:style-name="T240"><text:user-field-get text:name="Edition">server</text:user-field-get></text:span></text:span><text:span text:style-name="Strong_20_Emphasis"><text:span text:style-name="T240"><text:s/></text:span></text:span><text:span text:style-name="T235">is voltooid.</text:span></text:p>
      <text:p text:style-name="P38"/>
      <text:p text:style-name="P32"><text:span text:style-name="Emphasis"><text:span text:style-name="T31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8">Karel Zimmer</text:span></text:span></text:a><text:span text:style-name="Emphasis"><text:span text:style-name="T31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0">CC0 1.0 Universeel</text:span></text:span></text:a><text:span text:style-name="Emphasis"><text:span text:style-name="T317">,</text:span></text:span><text:span text:style-name="Emphasis"><text:span text:style-name="T319"> </text:span></text:span><text:span text:style-name="Strong_20_Emphasis"><text:span text:style-name="T61"><text:user-field-get text:name="Releaseyear">2023</text:user-field-get></text:span></text:span><text:span text:style-name="Emphasis"><text:span text:style-name="T3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5T10:23:28.049394492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0:23:27.885674711</dc:date>
    <meta:keyword>Installatie</meta:keyword>
    <meta:keyword>Checklist</meta:keyword>
    <meta:keyword>Linux</meta:keyword>
    <meta:editing-cycles>6823</meta:editing-cycles>
    <meta:editing-duration>P12DT2H20M2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615" meta:character-count="4208" meta:non-whitespace-character-count="3640"/>
    <meta:user-defined meta:name="Info 1"/>
    <meta:user-defined meta:name="Info 2"/>
    <meta:user-defined meta:name="Info 3"/>
    <meta:user-defined meta:name="Info 4"/>
  </office:meta>
</office:document-meta>
</file>